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3/03/2018 V0.8.37</text:p>
      <text:p text:style-name="P3">Ajout</text:p>
      <text:list xml:id="list6360354302620963765" text:style-name="WWNum4">
        <text:list-item>
          <text:p text:style-name="P8">Message au démarrage si mise a jour disponible (et amélioration de la fenêtre vérifier les mises à jour )</text:p>
        </text:list-item>
        <text:list-item>
          <text:p text:style-name="P8">Ajout du barre de progression pour les formes dans Stats</text:p>
          <text:p text:style-name="P11">Bug Fix</text:p>
        </text:list-item>
        <text:list-item>
          <text:p text:style-name="P8"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31271291" text:continue-numbering="true" text:style-name="WWNum4">
        <text:list-item>
          <text:p text:style-name="P8">Pichu et évolution chapeau</text:p>
        </text:list-item>
        <text:list-item>
          <text:p text:style-name="P8">Changement dans les œufs</text:p>
        </text:list-item>
        <text:list-item>
          <text:p text:style-name="P8">Morphéo eau fatal-foudre et pas tonnerre</text:p>
        </text:list-item>
        <text:list-item>
          <text:p text:style-name="P8">Changement de manière de sauvegarder les données</text:p>
        </text:list-item>
        <text:list-item>
          <text:p text:style-name="P8">Changement <text:s/>de boss raid</text:p>
        </text:list-item>
        <text:list-item>
          <text:p text:style-name="P8">Ajout de toutes les formes de pokémon (mâle/femelle/shiny/chapeaux/morphéo/zarbi)</text:p>
          <text:p text:style-name="P14">Bug Fix</text:p>
        </text:list-item>
        <text:list-item>
          <text:p text:style-name="P8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31247895" text:continue-numbering="true" text:style-name="WWNum4">
        <text:list-item>
          <text:p text:style-name="P8">Mini draco + evo shiny</text:p>
        </text:list-item>
        <text:list-item>
          <text:p text:style-name="P8">Draco metor sur dracolosse (legacy direct)</text:p>
        </text:list-item>
        <text:list-item>
          <text:p text:style-name="P8">Kokiyas œuf 2km</text:p>
        </text:list-item>
      </text:list>
      <text:p text:style-name="P1">16/02/2018 V0.8.34</text:p>
      <text:p text:style-name="P3">Ajout</text:p>
      <text:list xml:id="list31267370" text:continue-numbering="true" text:style-name="WWNum4">
        <text:list-item>
          <text:p text:style-name="P8">Medhyèna + evo shiny</text:p>
        </text:list-item>
      </text:list>
      <text:p text:style-name="P1">14/02/2018 V0.8.33</text:p>
      <text:p text:style-name="P3">Ajout</text:p>
      <text:list xml:id="list31274288" text:continue-numbering="true" text:style-name="WWNum4">
        <text:list-item>
          <text:p text:style-name="P8">Lovdisc chromatique</text:p>
        </text:list-item>
      </text:list>
      <text:p text:style-name="P1">12/02/2018 V0.8.33</text:p>
      <text:p text:style-name="P3"><text:soft-page-break/>Ajout</text:p>
      <text:list xml:id="list31268765" text:continue-numbering="true" text:style-name="WWNum4">
        <text:list-item>
          <text:p text:style-name="P8">Lumivole 100% femelle</text:p>
        </text:list-item>
        <text:list-item>
          <text:p text:style-name="P8">Icône des formes dans le sélecteur mieux taillé et un cadre apparaît quand on le survole</text:p>
        </text:list-item>
        <text:list-item>
          <text:p text:style-name="P8">La table des résistances change avec la forme</text:p>
        </text:list-item>
      </text:list>
      <text:p text:style-name="P1">10/02/2018 V0.8.30 – 31 – 32</text:p>
      <text:list xml:id="list31244887" text:continue-numbering="true" text:style-name="WWNum4">
        <text:list-header>
          <text:p text:style-name="P14">Bug Fix</text:p>
        </text:list-header>
        <text:list-item>
          <text:p text:style-name="P8">Les médailles sont correctement affichées dans statistiques pour des écran plus petit</text:p>
        </text:list-item>
        <text:list-item>
          <text:p text:style-name="P8">Les œufs sont correctement affiché dans pokédex</text:p>
        </text:list-item>
      </text:list>
      <text:p text:style-name="P1">10/02/2018 V0.8.29</text:p>
      <text:p text:style-name="P3">Ajout</text:p>
      <text:list xml:id="list31274709" text:continue-numbering="true" text:style-name="WWNum4">
        <text:list-item>
          <text:p text:style-name="P8">Nirondelle et Tylton œuf 2km</text:p>
        </text:list-item>
        <text:list-item>
          <text:p text:style-name="P8">Goélise œuf 5 km</text:p>
        </text:list-item>
        <text:list-item>
          <text:p text:style-name="P8">Eoko, Draby, Terhal œuf 10km</text:p>
        </text:list-item>
        <text:list-item>
          <text:p text:style-name="P8">Retour de l'onglet taux de capture (mais faudra le refaire il est nul)</text:p>
        </text:list-item>
        <text:list-item>
          <text:p text:style-name="P8">MumuPikaMaman à la place de mumut34</text:p>
        </text:list-item>
        <text:list-item>
          <text:p text:style-name="P8">Eoko pas régional !</text:p>
        </text:list-item>
        <text:list-item>
          <text:p text:style-name="P8">Type qui change en fonction des formes dans informations</text:p>
          <text:p text:style-name="P11">Bug Fix</text:p>
        </text:list-item>
        <text:list-item>
          <text:p text:style-name="P8">Les pokémon en œuf s'affiche à nouveau correctement dans Pokedex</text:p>
        </text:list-item>
        <text:list-item>
          <text:p text:style-name="P8">Divers bug lié au formes</text:p>
        </text:list-item>
      </text:list>
      <text:p text:style-name="P1">09/02/2018 V0.8.28</text:p>
      <text:p text:style-name="P3">Ajout</text:p>
      <text:list xml:id="list31259460" text:continue-numbering="true" text:style-name="WWNum4">
        <text:list-item>
          <text:p text:style-name="P8">Stalgamin,Tylton, Magicarpe et Wailmer raid 1</text:p>
        </text:list-item>
        <text:list-item>
          <text:p text:style-name="P8">Lamantine, Ossatueur, Crustabri, Ténéfix et Mysdibule raid 2</text:p>
        </text:list-item>
        <text:list-item>
          <text:p text:style-name="P8">Mackogneur, Ectoplasma, Lippoutou, Porygon, Azumarill et Cochignon raid 3</text:p>
        </text:list-item>
        <text:list-item>
          <text:p text:style-name="P8">Locklass, Aligatueur, Tyranocif, Galeking et Absol raid 4</text:p>
        </text:list-item>
        <text:list-item>
          <text:p text:style-name="P8">Kyogre et Rayquaza raid 5</text:p>
        </text:list-item>
        <text:list-item>
          <text:p text:style-name="P8">Tylton et Altaria shiny</text:p>
        </text:list-item>
        <text:list-item>
          <text:p text:style-name="P8">Tropicus, Eoko, Muciole et Lumivole en régionaux</text:p>
        </text:list-item>
        <text:list-item>
          <text:p text:style-name="P8">Nids supposé : Nirondelle, Goélise, Arakdo, Tylton, Eoko</text:p>
        </text:list-item>
        <text:list-item>
          <text:p text:style-name="P8"><text:soft-page-break/>Zarbi 28 formes différentes</text:p>
          <text:p text:style-name="P11">Bug Fix</text:p>
        </text:list-item>
        <text:list-item>
          <text:p text:style-name="P8">Correction d'un bug d'affichage quand on rechercher un Pokemon qui n'existe pas</text:p>
        </text:list-item>
      </text:list>
      <text:p text:style-name="P1">08/02/2018 V0.8.27</text:p>
      <text:p text:style-name="P3">Ajout</text:p>
      <text:list xml:id="list31252591" text:continue-numbering="true" text:style-name="WWNum4">
        <text:list-item>
          <text:p text:style-name="P8">Liste d'IV disponible à l'importation</text:p>
        </text:list-item>
        <text:list-item>
          <text:p text:style-name="P8">Ajout d'une barre de progression pour l'exportation en JPG quand il y a plusieurs onglets</text:p>
        </text:list-item>
        <text:list-item>
          <text:p text:style-name="P8">Ajout des nouveau pokémon 3G</text:p>
        </text:list-item>
        <text:list-item>
          <text:p text:style-name="P8">Médaille zarbi a 28 max</text:p>
        </text:list-item>
        <text:list-item>
          <text:p text:style-name="P8">Prise en charge des différentes formes de pokémon (zarbi, morphéo)</text:p>
          <text:p text:style-name="P11">Bug Fix</text:p>
        </text:list-item>
        <text:list-item>
          <text:p text:style-name="P8">La taille des onglets est correctement mise a jour quand on change pokemon sans Informations</text:p>
        </text:list-item>
        <text:list-item>
          <text:p text:style-name="P8">Exporter en JPG remarche correctement</text:p>
        </text:list-item>
      </text:list>
      <text:p text:style-name="P1">07/02/2018 V0.8.26</text:p>
      <text:p text:style-name="P3">Ajout</text:p>
      <text:list xml:id="list31265016" text:continue-numbering="true" text:style-name="WWNum4">
        <text:list-item>
          <text:p text:style-name="P8">Kraknoix dans œuf 10 km</text:p>
        </text:list-item>
        <text:list-item>
          <text:p text:style-name="P8">Tarinorn, Lilia, Balbuto, Chamallot, Cacnea , Anorith œuf 5 km</text:p>
        </text:list-item>
        <text:list-item>
          <text:p text:style-name="P8">Galékid, Chuchmur œuf 2 km</text:p>
        </text:list-item>
        <text:list-item>
          <text:p text:style-name="P8">Séléroc, Solatoc et chartor régionaux</text:p>
        </text:list-item>
        <text:list-item>
          <text:p text:style-name="P8">Chuchmur, tarinor, galekid, chamallot, cacnea, balbuto, Anorith en nids</text:p>
        </text:list-item>
        <text:list-item>
          <text:p text:style-name="P8">Images des Pokemon manquante ajouté</text:p>
        </text:list-item>
        <text:list-item>
          <text:p text:style-name="P8">Suppression des « S » à la fin des unités « Km »</text:p>
        </text:list-item>
        <text:list-item>
          <text:p text:style-name="P8">Refonte de « Évolutions »</text:p>
        </text:list-item>
        <text:list-item>
          <text:p text:style-name="P8">Exportations de tous les onglets de statistiques</text:p>
        </text:list-item>
        <text:list-item>
          <text:p text:style-name="P8">Ajout d’icônes dans les onglets</text:p>
        </text:list-item>
        <text:list-item>
          <text:p text:style-name="P8">Tailles des onglets en fonction du contenu:D</text:p>
        </text:list-item>
      </text:list>
      <text:p text:style-name="P1">24/01/2018 V0.8.25</text:p>
      <text:p text:style-name="P3">Ajout</text:p>
      <text:list xml:id="list31275246" text:continue-numbering="true" text:style-name="WWNum4">
        <text:list-item>
          <text:p text:style-name="P8">Clean de l'updateur un peu</text:p>
        </text:list-item>
        <text:list-item>
          <text:p text:style-name="P8"><text:soft-page-break/>L'updateur demande <text:s/>confirmation avant de télécharger les fichiers</text:p>
        </text:list-item>
      </text:list>
      <text:p text:style-name="P1">23/01/2018 V0.8.24</text:p>
      <text:p text:style-name="P3">Ajout</text:p>
      <text:list xml:id="list31246157" text:continue-numbering="true" text:style-name="WWNum4">
        <text:list-item>
          <text:p text:style-name="P8">Exporter en jpg affiche désormais l’arrière plan dans l'image exporté.</text:p>
        </text:list-item>
        <text:list-item>
          <text:p text:style-name="P8">Exporter en jpg prend en compte les onglets et les affiches tous</text:p>
        </text:list-item>
        <text:list-item>
          <text:p text:style-name="P8">On peut sélectionner quel partie on veut exporter dans le JPG (pour informations seulement pour le moment)</text:p>
        </text:list-item>
        <text:list-item>
          <text:p text:style-name="P8">Pikachu peut avoir surf :s (direct legacy)</text:p>
        </text:list-item>
        <text:list-item>
          <text:p text:style-name="P8">Dans « vérifier les mise à jour », une croix rouge montre qu'une mise a jour est disponible et un check vert quand c'est déjà à jour</text:p>
        </text:list-item>
        <text:list-item>
          <text:p text:style-name="P8">Ajout de la liste d'IV par level dans information</text:p>
        </text:list-item>
        <text:list-item>
          <text:p text:style-name="P8">Groudon n'est plus présent en raid</text:p>
        </text:list-item>
        <text:list-item>
          <text:p text:style-name="P8">Wailord, Charmina et Élecsprint disponible en sauvage</text:p>
        </text:list-item>
        <text:list-item>
          <text:p text:style-name="P8">Le taux de capture de base ne s'affiche plus pour les Pokémon uniquement disponibles en œuf ou par évolution</text:p>
          <text:p text:style-name="P11">Bug Fix</text:p>
        </text:list-item>
        <text:list-item>
          <text:p text:style-name="P8">Les % de dégâts dans l'onglet « Résistances » de « Informations » son correctement affichés (71,4% au lieux de 71,0%)</text:p>
        </text:list-item>
        <text:list-item>
          <text:p text:style-name="P8">Barbicha a bien 6% de chance de fuite et pas 4,06%</text:p>
        </text:list-item>
      </text:list>
      <text:p text:style-name="P1">19/01/2018 V0.8.23</text:p>
      <text:p text:style-name="P3">Ajout</text:p>
      <text:list xml:id="list31273119" text:continue-numbering="true" text:style-name="WWNum4">
        <text:list-item>
          <text:p text:style-name="P8">REFONTE DE INFORMATION</text:p>
        </text:list-item>
        <text:list-item>
          <text:p text:style-name="P8">La fenêtre de chargement à la même icône dans la barre des tâches que l'application</text:p>
          <text:p text:style-name="P14">Bug Fix</text:p>
        </text:list-item>
        <text:list-item>
          <text:p text:style-name="P8">Un bug d'affichage des onglets est résolu quand on clique dessus</text:p>
        </text:list-item>
      </text:list>
      <text:p text:style-name="P1">13/01/2018 V0.8.22</text:p>
      <text:p text:style-name="P3">Ajout</text:p>
      <text:list xml:id="list31261130" text:continue-numbering="true" text:style-name="WWNum4">
        <text:list-item>
          <text:p text:style-name="P8">L'application ne peux désormais n'avoir qu'une seule instance active</text:p>
          <text:p text:style-name="P14">Bug Fix</text:p>
        </text:list-item>
        <text:list-item>
          <text:p text:style-name="P8">Les médailles n'affiche plus de mauvaises valeurs</text:p>
        </text:list-item>
      </text:list>
      <text:p text:style-name="P1">12/01/2018 V0.8.21</text:p>
      <text:list xml:id="list31246234" text:continue-numbering="true" text:style-name="WWNum4">
        <text:list-header>
          <text:p text:style-name="P14"><text:soft-page-break/>Bug Fix</text:p>
        </text:list-header>
        <text:list-item>
          <text:p text:style-name="P8">L'exportation en .jpg remarche correctement pour le pokédex</text:p>
        </text:list-item>
        <text:list-item>
          <text:p text:style-name="P8">Wailord n'est plus disponible en sauvage</text:p>
        </text:list-item>
        <text:list-item>
          <text:p text:style-name="P8">Milobelus n'est plus disponible en sauvage</text:p>
        </text:list-item>
      </text:list>
      <text:p text:style-name="P1">12/01/2018 V0.8.20</text:p>
      <text:p text:style-name="P3">Ajout</text:p>
      <text:list xml:id="list31254574" text:continue-numbering="true" text:style-name="WWNum4">
        <text:list-item>
          <text:p text:style-name="P8">A propos : Petite modification</text:p>
          <text:p text:style-name="P14">Bug Fix</text:p>
        </text:list-item>
        <text:list-item>
          <text:p text:style-name="P8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31266457" text:continue-numbering="true" text:style-name="WWNum4">
        <text:list-item>
          <text:p text:style-name="P8">Pokédex : Le bouton inverser les catégories à un effet sur le texte pour mieux comprendre son effet</text:p>
        </text:list-item>
        <text:list-item>
          <text:p text:style-name="P8">Les catégories non disponible en mode inversé sont grisé</text:p>
        </text:list-item>
        <text:list-item>
          <text:p text:style-name="P8">La partie filtre peut désormais être caché/affiché </text:p>
        </text:list-item>
        <text:list-item>
          <text:p text:style-name="P8">La partie évolution refait sont apparition dans un onglet</text:p>
        </text:list-item>
      </text:list>
      <text:p text:style-name="P1">10/01/2018 V0.8.18</text:p>
      <text:p text:style-name="P3">Ajout</text:p>
      <text:list xml:id="list31254618" text:continue-numbering="true" text:style-name="WWNum4">
        <text:list-item>
          <text:p text:style-name="P8">Les bulles d'aides s'affiche désormais lorsque l'on passe la souris sur la médaille et non plus sur le titre.</text:p>
        </text:list-item>
        <text:list-item>
          <text:p text:style-name="P8">Les médailles liés au Pokédex sont désormais grisées afin de mieux voir qu'elles sont pas éditables</text:p>
        </text:list-item>
        <text:list-item>
          <text:p text:style-name="P8">Pokedex : Les filtres restent visibles même quand on scroll</text:p>
        </text:list-item>
        <text:list-item>
          <text:p text:style-name="P8">Refonte des filtres !</text:p>
        </text:list-item>
        <text:list-item>
          <text:p text:style-name="P8">Quand on inverse l'affichage elle reste inversé même en changeant de filtre</text:p>
        </text:list-item>
        <text:list-item>
          <text:p text:style-name="P8">Raid EX disponible</text:p>
        </text:list-item>
        <text:list-item>
          <text:p text:style-name="P8">La médaille zarbi à désormais un maximum (26)</text:p>
          <text:p text:style-name="P14">Bug Fix</text:p>
        </text:list-item>
        <text:list-item>
          <text:p text:style-name="P8">Mewtwo a bien 6% de chance de capture de base et non 2%</text:p>
        </text:list-item>
      </text:list>
      <text:p text:style-name="P1">08/01/2018 V0.8.17</text:p>
      <text:p text:style-name="P3"><text:soft-page-break/>Ajout</text:p>
      <text:list xml:id="list31257538" text:continue-numbering="true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Les boutons sélectionner tout et désélectionner tout ne sont effectif que sur les Pokémon affchés</text:p>
          <text:p text:style-name="P14">Bug Fix</text:p>
        </text:list-item>
        <text:list-item>
          <text:p text:style-name="P8"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07/01/2018 V0.8.16</text:p>
      <text:p text:style-name="P3">Ajout</text:p>
      <text:list xml:id="list31246464" text:continue-numbering="true" text:style-name="WWNum4">
        <text:list-item>
          <text:p text:style-name="P8"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Médailles Type classé par Valeur</text:p>
        </text:list-item>
        <text:list-item>
          <text:p text:style-name="P8"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4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06/01/2018 V0.8.15</text:p>
      <text:p text:style-name="P3">Ajout</text:p>
      <text:list xml:id="list31275675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Refonte de la partie statisitques</text:p>
        </text:list-item>
      </text:list>
      <text:p text:style-name="P1"><text:soft-page-break/>04/01/2018 V0.8.14</text:p>
      <text:p text:style-name="P3">Ajout</text:p>
      <text:list xml:id="list31249337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4">Bug Fix</text:p>
        </text:list-item>
        <text:list-item>
          <text:p text:style-name="P8"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31275201" text:continue-numbering="true" text:style-name="WWNum4">
        <text:list-item>
          <text:p text:style-name="P8">Stalgamin dans les œufs 5 kms</text:p>
        </text:list-item>
        <text:list-item>
          <text:p text:style-name="P8"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4">Bug Fix</text:p>
        </text:list-item>
        <text:list-item>
          <text:p text:style-name="P8"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Ajout</text:p>
      <text:list xml:id="list31243387" text:continue-numbering="true" text:style-name="WWNum4">
        <text:list-item>
          <text:p text:style-name="P8"><text:soft-page-break/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31264015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31255424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31257951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3"><text:soft-page-break/>Ajout</text:p>
      <text:list xml:id="list31254297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31270678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31268369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électionne tout ou qu'on désé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31256835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31259257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18/12/2017 V0.8.4</text:p>
      <text:p text:style-name="P1"><text:soft-page-break/>Ajout</text:p>
      <text:list xml:id="list31267175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1261727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31244579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31250305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31268186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09/12/2017 V0.8</text:p>
      <text:p text:style-name="P1"><text:soft-page-break/>Ajout</text:p>
      <text:list xml:id="list31268208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31269632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31248583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1251518" text:continue-numbering="true" text:style-name="WWNum4">
        <text:list-item>
          <text:p text:style-name="P7">Version mac et linux</text:p>
        </text:list-item>
      </text:list>
      <text:p text:style-name="P1">Bug Fix</text:p>
      <text:list xml:id="list31247073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31268240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1265969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<text:soft-page-break/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4562642544195928974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1244531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31271339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31260604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1261404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Couleur du texte de liste d'IV changé (seul le % est coloré)</text:p>
        </text:list-item>
        <text:list-item>
          <text:p text:style-name="P12"><text:soft-page-break/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31262647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1273957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31264460" text:continue-numbering="true" text:style-name="WWNum5">
        <text:list-item>
          <text:p text:style-name="P12"><text:soft-page-break/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1256763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1260730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31246923" text:continue-numbering="true" text:style-name="WWNum5">
        <text:list-item>
          <text:p text:style-name="P12"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1258911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1554373974745675958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<text:soft-page-break/>05/11/2017 V0.7.8</text:p>
      <text:p text:style-name="P1">Ajout</text:p>
      <text:list xml:id="list31269248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31274486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1263550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31252767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1257919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1257280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31267595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31265908" text:continue-numbering="true" text:style-name="WWNum14">
        <text:list-item>
          <text:p text:style-name="P13"><text:soft-page-break/>Début de mise en place de maj des fichiers de base de l'application (pas encore OP)</text:p>
        </text:list-item>
      </text:list>
      <text:p text:style-name="P1">Bug fix</text:p>
      <text:list xml:id="list31265616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1248289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31244655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55</meta:editing-cycles>
    <meta:creation-date>2017-11-19T07:24:00</meta:creation-date>
    <dc:date>2018-03-13T11:06:30.37</dc:date>
    <meta:editing-duration>P10DT9H26M26S</meta:editing-duration>
    <meta:generator>OpenOffice/4.1.4$Win32 OpenOffice.org_project/414m5$Build-9788</meta:generator>
    <meta:document-statistic meta:table-count="0" meta:image-count="0" meta:object-count="0" meta:page-count="16" meta:paragraph-count="427" meta:word-count="3218" meta:character-count="177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